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06c" officeooo:paragraph-rsid="001a006c"/>
    </style:style>
    <style:style style:name="P2" style:family="paragraph" style:parent-style-name="Standard">
      <style:text-properties officeooo:rsid="001a2405" officeooo:paragraph-rsid="001a2405"/>
    </style:style>
    <style:style style:name="P3" style:family="paragraph" style:parent-style-name="Standard">
      <style:text-properties fo:font-weight="bold" officeooo:rsid="001a2405" officeooo:paragraph-rsid="001a2405" style:font-weight-asian="bold" style:font-weight-complex="bold"/>
    </style:style>
    <style:style style:name="P4" style:family="paragraph" style:parent-style-name="Standard">
      <style:text-properties fo:font-weight="bold" officeooo:rsid="001e81e4" officeooo:paragraph-rsid="001e81e4" style:font-weight-asian="bold" style:font-weight-complex="bold"/>
    </style:style>
    <style:style style:name="P5" style:family="paragraph" style:parent-style-name="Standard">
      <style:text-properties fo:font-weight="bold" officeooo:rsid="001f894c" officeooo:paragraph-rsid="001f894c" style:font-weight-asian="bold" style:font-weight-complex="bold"/>
    </style:style>
    <style:style style:name="P6" style:family="paragraph" style:parent-style-name="Standard">
      <style:text-properties fo:font-weight="bold" officeooo:rsid="00206f33" officeooo:paragraph-rsid="00206f33" style:font-weight-asian="bold" style:font-weight-complex="bold"/>
    </style:style>
    <style:style style:name="P7" style:family="paragraph" style:parent-style-name="Standard">
      <style:text-properties fo:font-weight="bold" officeooo:rsid="00213ef9" officeooo:paragraph-rsid="00213ef9" style:font-weight-asian="bold" style:font-weight-complex="bold"/>
    </style:style>
    <style:style style:name="P8" style:family="paragraph" style:parent-style-name="Standard">
      <style:text-properties fo:font-weight="bold" officeooo:rsid="0022fa11" officeooo:paragraph-rsid="0022fa11" style:font-weight-asian="bold" style:font-weight-complex="bold"/>
    </style:style>
    <style:style style:name="P9" style:family="paragraph" style:parent-style-name="Standard">
      <style:text-properties fo:color="#00a933" loext:opacity="100%" fo:font-weight="bold" officeooo:rsid="001dfa98" officeooo:paragraph-rsid="001dfa98" style:font-weight-asian="bold" style:font-weight-complex="bold"/>
    </style:style>
    <style:style style:name="P10" style:family="paragraph" style:parent-style-name="Standard">
      <style:text-properties fo:font-weight="normal" officeooo:rsid="001c2209" officeooo:paragraph-rsid="001a2405" style:font-weight-asian="normal" style:font-weight-complex="normal"/>
    </style:style>
    <style:style style:name="P11" style:family="paragraph" style:parent-style-name="Standard">
      <style:text-properties fo:font-weight="normal" officeooo:rsid="001dfa98" officeooo:paragraph-rsid="001dfa98" style:font-weight-asian="normal" style:font-weight-complex="normal"/>
    </style:style>
    <style:style style:name="P12" style:family="paragraph" style:parent-style-name="Standard">
      <style:text-properties fo:font-weight="normal" officeooo:rsid="001e81e4" officeooo:paragraph-rsid="001e81e4" style:font-weight-asian="normal" style:font-weight-complex="normal"/>
    </style:style>
    <style:style style:name="P13" style:family="paragraph" style:parent-style-name="Standard">
      <style:text-properties fo:font-weight="normal" officeooo:rsid="001f894c" officeooo:paragraph-rsid="001f894c" style:font-weight-asian="normal" style:font-weight-complex="normal"/>
    </style:style>
    <style:style style:name="P14" style:family="paragraph" style:parent-style-name="Standard">
      <style:text-properties fo:font-weight="normal" officeooo:rsid="00206f33" officeooo:paragraph-rsid="00206f33" style:font-weight-asian="normal" style:font-weight-complex="normal"/>
    </style:style>
    <style:style style:name="P15" style:family="paragraph" style:parent-style-name="Standard">
      <style:text-properties fo:font-weight="normal" officeooo:rsid="00213ef9" officeooo:paragraph-rsid="00213ef9" style:font-weight-asian="normal" style:font-weight-complex="normal"/>
    </style:style>
    <style:style style:name="P16" style:family="paragraph" style:parent-style-name="Standard">
      <style:text-properties fo:color="#00a933" loext:opacity="100%" fo:font-style="italic" fo:font-weight="normal" officeooo:rsid="0022fa11" officeooo:paragraph-rsid="0022fa1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00a933" loext:opacity="100%" fo:font-weight="bold" officeooo:rsid="002bc14d" officeooo:paragraph-rsid="002bc14d" style:font-weight-asian="bold" style:font-weight-complex="bold"/>
    </style:style>
    <style:style style:name="P18" style:family="paragraph" style:parent-style-name="Standard">
      <style:text-properties fo:color="#00a933" loext:opacity="100%" fo:font-weight="bold" officeooo:rsid="002eccb5" officeooo:paragraph-rsid="002eccb5" style:font-weight-asian="bold" style:font-weight-complex="bold"/>
    </style:style>
    <style:style style:name="P19" style:family="paragraph" style:parent-style-name="Standard">
      <style:text-properties fo:color="#00a933" loext:opacity="100%" fo:font-weight="bold" officeooo:rsid="004476e8" officeooo:paragraph-rsid="004476e8" fo:background-color="#ffffff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00a933" loext:opacity="100%" style:font-name="Droid Sans Mono" fo:font-size="10.5pt" fo:font-style="normal" fo:font-weight="normal" fo:background-color="#ffffff" style:font-style-asian="normal" style:font-style-complex="normal"/>
    </style:style>
    <style:style style:name="P21" style:family="paragraph" style:parent-style-name="Standard">
      <style:paragraph-properties style:line-height-at-least="0.503cm"/>
      <style:text-properties fo:color="#00a933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style:line-height-at-least="0.503cm"/>
      <style:text-properties fo:color="#00a933" loext:opacity="100%" fo:background-color="#ffffff"/>
    </style:style>
    <style:style style:name="P23" style:family="paragraph" style:parent-style-name="Standard">
      <style:text-properties fo:font-weight="bold" officeooo:rsid="0022fa11" officeooo:paragraph-rsid="0022fa11" style:font-weight-asian="bold" style:font-weight-complex="bold"/>
    </style:style>
    <style:style style:name="P24" style:family="paragraph" style:parent-style-name="Standard">
      <style:text-properties fo:font-weight="bold" officeooo:rsid="002be49a" officeooo:paragraph-rsid="002be49a" style:font-weight-asian="bold" style:font-weight-complex="bold"/>
    </style:style>
    <style:style style:name="P25" style:family="paragraph" style:parent-style-name="Standard">
      <style:text-properties fo:font-weight="bold" officeooo:rsid="00303292" officeooo:paragraph-rsid="00303292" style:font-weight-asian="bold" style:font-weight-complex="bold"/>
    </style:style>
    <style:style style:name="P26" style:family="paragraph" style:parent-style-name="Standard">
      <style:text-properties fo:color="#000000" loext:opacity="100%" fo:font-weight="bold" officeooo:rsid="00313e9a" officeooo:paragraph-rsid="00313e9a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8" style:family="paragraph" style:parent-style-name="Standard">
      <style:text-properties fo:color="#000000" loext:opacity="100%" style:font-name="Droid Sans Mono" fo:font-size="10.5pt" fo:font-style="normal" fo:font-weight="normal" officeooo:rsid="00375e01" officeooo:paragraph-rsid="00375e01" fo:background-color="#ffff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30" style:family="paragraph" style:parent-style-name="Standard">
      <style:text-properties fo:color="#ffffff" loext:opacity="100%" fo:font-weight="bold" officeooo:rsid="00303292" officeooo:paragraph-rsid="00303292" fo:background-color="#127622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fo:font-weight="bold" officeooo:rsid="00303292" officeooo:paragraph-rsid="00303292" fo:background-color="#127622" style:font-weight-asian="bold" style:font-weight-complex="bold"/>
    </style:style>
    <style:style style:name="T1" style:family="text">
      <style:text-properties officeooo:rsid="001a2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5955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344d9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955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0a008" style:font-style-asian="italic" style:font-weight-asian="normal" style:font-style-complex="italic" style:font-weight-complex="normal"/>
    </style:style>
    <style:style style:name="T9" style:family="text">
      <style:text-properties officeooo:rsid="001c220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2209" style:font-weight-asian="normal" style:font-weight-complex="normal"/>
    </style:style>
    <style:style style:name="T12" style:family="text">
      <style:text-properties fo:font-weight="normal" officeooo:rsid="0035955a" style:font-weight-asian="normal" style:font-weight-complex="normal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fo:font-weight="normal" style:font-weight-asian="normal" style:font-weight-complex="normal"/>
    </style:style>
    <style:style style:name="T15" style:family="text">
      <style:text-properties fo:color="#00a933" loext:opacity="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fo:font-style="italic" fo:font-weight="normal" officeooo:rsid="0032d749" style:font-style-asian="italic" style:font-weight-asian="normal" style:font-style-complex="italic" style:font-weight-complex="normal"/>
    </style:style>
    <style:style style:name="T18" style:family="text">
      <style:text-properties fo:color="#000000" loext:opacity="100%" fo:font-style="italic" fo:font-weight="normal" officeooo:rsid="003344d9" style:font-style-asian="italic" style:font-weight-asian="normal" style:font-style-complex="italic" style:font-weight-complex="normal"/>
    </style:style>
    <style:style style:name="T19" style:family="text">
      <style:text-properties fo:color="#000000" loext:opacity="100%" fo:font-style="italic" fo:font-weight="normal" officeooo:rsid="0035955a" style:font-style-asian="italic" style:font-weight-asian="normal" style:font-style-complex="italic" style:font-weight-complex="normal"/>
    </style:style>
    <style:style style:name="T20" style:family="text">
      <style:text-properties fo:color="#000000" loext:opacity="100%" fo:font-style="italic" officeooo:rsid="0035955a" style:font-style-asian="italic" style:font-weight-asian="normal" style:font-style-complex="italic" style:font-weight-complex="normal"/>
    </style:style>
    <style:style style:name="T21" style:family="text">
      <style:text-properties fo:color="#158466" loext:opacity="100%" officeooo:rsid="00261f96"/>
    </style:style>
    <style:style style:name="T22" style:family="text">
      <style:text-properties officeooo:rsid="0028f90a"/>
    </style:style>
    <style:style style:name="T23" style:family="text">
      <style:text-properties officeooo:rsid="0035955a" style:font-weight-asian="normal" style:font-weight-complex="normal"/>
    </style:style>
    <style:style style:name="T24" style:family="text">
      <style:text-properties officeooo:rsid="003aee57" style:font-weight-asian="normal" style:font-weight-complex="normal"/>
    </style:style>
    <style:style style:name="T25" style:family="text">
      <style:text-properties officeooo:rsid="003aee57"/>
    </style:style>
    <style:style style:name="T26" style:family="text">
      <style:text-properties officeooo:rsid="003ca6a3"/>
    </style:style>
    <style:style style:name="T27" style:family="text">
      <style:text-properties officeooo:rsid="003e5fbe"/>
    </style:style>
    <style:style style:name="T28" style:family="text">
      <style:text-properties officeooo:rsid="003f9d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O DIA:</text:p>
      <text:p text:style-name="P1"/>
      <text:p text:style-name="P1"><text:span text:style-name="T13">Módulos: </text:span>é <text:span text:style-name="T1">uma forma de isolar suas funções e variáveis . O node possui 3 tipos de módulos:</text:span></text:p>
      <text:p text:style-name="P2"/>
      <text:p text:style-name="P2"><text:span text:style-name="T2">- Módulos internos: </text:span><text:span text:style-name="T3">core modules</text:span>, são módulos que vem com o Node.js quando baixamos o runtime. <text:span text:style-name="T21">Exemplo: fs, url, util, os.</text:span></text:p>
      <text:p text:style-name="P2"/>
      <text:p text:style-name="P3">- Módulos locais: <text:span text:style-name="T11">são criados por nos, representa as funcionalidades ou partes do nosso programa que foram separados em arquivos diferentes.</text:span></text:p>
      <text:p text:style-name="P10"/>
      <text:p text:style-name="P3"><text:span text:style-name="T9">- Módulos externos/</text:span><text:span text:style-name="T22">terceiros</text:span><text:span text:style-name="T9">:</text:span><text:span text:style-name="T11"> São módulos publicados no NPM, que qualquer um pode utilizar;</text:span></text:p>
      <text:p text:style-name="P10"/>
      <text:p text:style-name="P9"><text:span text:style-name="T11">N</text:span><text:span text:style-name="T10">ODE.JS</text:span></text:p>
      <text:p text:style-name="P11">o node é um interpretador do JAVASCRIPT, é uma forma de utilizar o JS no backend da aplicação.</text:p>
      <text:p text:style-name="P11"/>
      <text:p text:style-name="P4"><text:span text:style-name="T14">NPM</text:span><text:span text:style-name="T10"><text:line-break/>é um site onde são publicados os pacotes do Node.js</text:span></text:p>
      <text:p text:style-name="P12"/>
      <text:p text:style-name="P5"><text:span text:style-name="T14">npm →</text:span><text:span text:style-name="T10"> é uma ferramenta de linha de comando que realiza o gerenciamento de pacotes NODE.JS</text:span></text:p>
      <text:p text:style-name="P13"/>
      <text:p text:style-name="P6"><text:span text:style-name="T14">pacote →</text:span><text:span text:style-name="T10"> é um, conjunto de arquivos que exportam um ou mais módulos NODE.js</text:span></text:p>
      <text:p text:style-name="P14"/>
      <text:p text:style-name="P7"><text:span text:style-name="T14">package.js → </text:span><text:span text:style-name="T10">onde estão algumas configurações importantes para o nosso pacote como nome, versão e dependências e scripts.</text:span></text:p>
      <text:p text:style-name="P15"/>
      <text:p text:style-name="P8"><text:span text:style-name="T14">Promises →</text:span><text:span text:style-name="T10"> é um objeto usado para processamento assíncrono. Existe duas formas, ele pode resolver a função por meio do </text:span><text:span text:style-name="T15">resolve</text:span><text:span text:style-name="T10"> ou ele pode rejeitar por meio do </text:span><text:span text:style-name="T15">reject</text:span></text:p>
      <text:p text:style-name="P16"/>
      <text:p text:style-name="P8"><text:span text:style-name="T15">Script → </text:span><text:span text:style-name="T16">São atalhos que podemos definir para executar alguma tarefa.</text:span></text:p>
      <text:p text:style-name="P8"><text:span text:style-name="T16"/></text:p>
      <text:p text:style-name="P17"><text:span text:style-name="T5">- Exportando módulos:</text:span></text:p>
      <text:p text:style-name="P24"><text:span text:style-name="T16">module.exports = { variaveis, funções. Objetos, varias opções }</text:span></text:p>
      <text:p text:style-name="P24"><text:span text:style-name="T16"/></text:p>
      <text:p text:style-name="P18"><text:span text:style-name="T5">- Importando módulos:</text:span></text:p>
      <text:p text:style-name="P26"><text:span text:style-name="T5">const path = require(‘path’); <text:tab/><text:tab/><text:tab/>→ Módulo Interno</text:span></text:p>
      <text:p text:style-name="P25"><text:span text:style-name="T16">const importacao = require(‘./arquivo’)<text:tab/><text:tab/>→ </text:span><text:span text:style-name="T17">Módulo </text:span><text:span text:style-name="T18">local</text:span></text:p>
      <text:p text:style-name="P25"><text:span text:style-name="T18"/></text:p>
      <text:p text:style-name="P25"><text:span text:style-name="T18"/></text:p>
      <text:p text:style-name="P31"><text:span text:style-name="T8">COMO CONFIGURAR O NODE NO PROJETO:</text:span></text:p>
      <text:p text:style-name="P30"><text:span text:style-name="T8"/></text:p>
      <text:p text:style-name="P28"><text:span text:style-name="T23">1°</text:span><text:span text:style-name="T24">) </text:span><text:span text:style-name="T23">executar o pacote NODE/ inicializar essa aplicação/ vai criar um arquivo PACKAGE.JSON(ELE FAZ O GERENCIAMENTO DA APLICAÇÃO)</text:span></text:p>
      <text:p text:style-name="P20">npm init -y</text:p>
      <text:p text:style-name="P29"/>
      <text:p text:style-name="P27">2°<text:span text:style-name="T25">) </text:span>instalar uma dependência "readline-sync", ela permite ler entradas de usuario escrita no console/ ele cria no arquivo PACKAGE.JSON dentro do dependência </text:p>
      <text:p text:style-name="P21">npm install readline-sync</text:p>
      <text:p text:style-name="P29"/>
      <text:p text:style-name="P27">3°<text:span text:style-name="T26">)</text:span>Criar um arquivo index.js (na principal) importar um modulo e fazer um console log para interagir</text:p>
      <text:p text:style-name="P21">const readline = require('readline-sync');</text:p>
      <text:p text:style-name="P29"/>
      <text:p text:style-name="P27"><text:soft-page-break/>4°/<text:span text:style-name="T27">)</text:span>instalar o nodemon (biblioteca d desenvolvimento(-D)) é uma dependencia do node que fica reiniciando/atualizando a aplicação de forma automatica assim que houver uma atualização de algum arquivo</text:p>
      <text:p text:style-name="P27">// Ela fica armazenada no node_modules/ no package.json aparece no "devDependencies"</text:p>
      <text:p text:style-name="P21">npm install nodemon -D</text:p>
      <text:p text:style-name="P29"/>
      <text:p text:style-name="P27">5°<text:span text:style-name="T28">)</text:span> incluir no package.json o comando "start" para o NPM iniciar a execução/ para rodar no terminal npm run start/ a aplicasção roda sem colocar o comando no terminal</text:p>
      <text:p text:style-name="P27">// interessante: posso colocar também "node ." ele vai procurar pelo "main"</text:p>
      <text:p text:style-name="P29"/>
      <text:p text:style-name="P21">"scripts": {</text:p>
      <text:p text:style-name="P21">"start": "node index.js",</text:p>
      <text:p text:style-name="P22"/>
      <text:p text:style-name="P21">terminal: npm run start/*-</text:p>
      <text:p text:style-name="P19"><text:span text:style-name="T7"/></text:p>
      <text:p text:style-name="P19"><text:span text:style-name="T7"/></text:p>
      <text:p text:style-name="P1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1:14:24.340247988</meta:creation-date>
    <dc:date>2022-12-09T23:40:52.804517222</dc:date>
    <meta:editing-duration>PT1H33M19S</meta:editing-duration>
    <meta:editing-cycles>36</meta:editing-cycles>
    <meta:generator>LibreOffice/7.3.6.2$Linux_X86_64 LibreOffice_project/30$Build-2</meta:generator>
    <meta:document-statistic meta:table-count="0" meta:image-count="0" meta:object-count="0" meta:page-count="2" meta:paragraph-count="33" meta:word-count="387" meta:character-count="2447" meta:non-whitespace-character-count="2088"/>
  </office:meta>
</office:document-meta>
</file>